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stall &amp; Setup Git for windows</text:h>
      <text:h text:style-name="Heading_20_3" text:outline-level="3">Install and Setup Git in VSC</text:h>
      <text:list xml:id="list4538326382118029697" text:style-name="L1">
        <text:list-item>
          <text:p text:style-name="P1">download Git:<text:line-break/><text:a xlink:type="simple" xlink:href="https://git-scm.com/download/win" text:style-name="Internet_20_link" text:visited-style-name="Visited_20_Internet_20_Link">Git - Downloading Package (git-scm.com)</text:a> </text:p>
        </text:list-item>
        <text:list-item>
          <text:p text:style-name="P1">run setup</text:p>
          <text:list>
            <text:list-item>
              <text:p text:style-name="P1">accept</text:p>
            </text:list-item>
            <text:list-item>
              <text:p text:style-name="P1">accept</text:p>
            </text:list-item>
            <text:list-item>
              <text:p text:style-name="P1">accept</text:p>
            </text:list-item>
            <text:list-item>
              <text:p text:style-name="P1">accept</text:p>
            </text:list-item>
            <text:list-item>
              <text:p text:style-name="P1">use visual studio code instead of vim as viewer</text:p>
            </text:list-item>
            <text:list-item>
              <text:p text:style-name="P1">accept</text:p>
            </text:list-item>
            <text:list-item>
              <text:p text:style-name="P1">accept</text:p>
            </text:list-item>
            <text:list-item>
              <text:p text:style-name="P1">accept</text:p>
            </text:list-item>
            <text:list-item>
              <text:p text:style-name="P1">accept</text:p>
            </text:list-item>
            <text:list-item>
              <text:p text:style-name="P1">accept</text:p>
            </text:list-item>
            <text:list-item>
              <text:p text:style-name="P1">accept</text:p>
            </text:list-item>
            <text:list-item>
              <text:p text:style-name="P1">accept</text:p>
            </text:list-item>
            <text:list-item>
              <text:p text:style-name="P1">accept</text:p>
            </text:list-item>
            <text:list-item>
              <text:p text:style-name="P1">accept</text:p>
            </text:list-item>
          </text:list>
        </text:list-item>
        <text:list-item>
          <text:p text:style-name="P1">Create Git account</text:p>
          <text:list>
            <text:list-item>
              <text:p text:style-name="P1"><text:a xlink:type="simple" xlink:href="https://github.com/" text:style-name="Internet_20_link" text:visited-style-name="Visited_20_Internet_20_Link">GitHub: Where the world builds software · GitHub</text:a> </text:p>
            </text:list-item>
          </text:list>
        </text:list-item>
        <text:list-item>
          <text:p text:style-name="P1">Create Project in VSC</text:p>
        </text:list-item>
        <text:list-item>
          <text:p text:style-name="P1">Push Project from VSC to github</text:p>
        </text:list-item>
        <text:list-item>
          <text:p text:style-name="P1">Pull Projet from github to VSC.</text:p>
        </text:list-item>
      </text:list>
      <text:h text:style-name="Heading_20_3" text:outline-level="3">Config Personal Data in git</text:h>
      <text:list xml:id="list4736097280215274297" text:style-name="L2">
        <text:list-item>
          <text:p text:style-name="P2">git config –global user.email "my-email-address@www.com"</text:p>
        </text:list-item>
        <text:list-item>
          <text:p text:style-name="P2">git config – global user.name "Firstname Familyname"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24M10S</meta:editing-duration>
    <meta:editing-cycles>7</meta:editing-cycles>
    <meta:generator>OpenOffice/4.1.10$Win32 OpenOffice.org_project/4110m2$Build-9807</meta:generator>
    <dc:date>2022-02-03T14:30:04.54</dc:date>
    <dc:creator>w w</dc:creator>
    <meta:document-statistic meta:table-count="0" meta:image-count="0" meta:object-count="0" meta:page-count="1" meta:paragraph-count="26" meta:word-count="110" meta:character-count="580"/>
    <meta:user-defined meta:name="Info 1"/>
    <meta:user-defined meta:name="Info 2"/>
    <meta:user-defined meta:name="Info 3"/>
    <meta:user-defined meta:name="Info 4"/>
  </office:meta>
</office:document-meta>
</file>